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325cm" fo:margin-left="0.63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363cm"/>
    </style:style>
    <style:style style:name="Table1.B" style:family="table-column">
      <style:table-column-properties style:column-width="7.897cm"/>
    </style:style>
    <style:style style:name="Table1.C" style:family="table-column">
      <style:table-column-properties style:column-width="7.064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top" fo:padding="0.191cm" fo:border-left="0.05pt solid #000000" fo:border-right="none" fo:border-top="0.05pt solid #000000" fo:border-bottom="0.05pt solid #000000" style:writing-mode="lr-tb"/>
    </style:style>
    <style:style style:name="Table1.B1" style:family="table-cell">
      <style:table-cell-properties style:vertical-align="top" fo:background-color="transparent" fo:padding="0.19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C1" style:family="table-cell">
      <style:table-cell-properties style:vertical-align="top" fo:padding="0.191cm" fo:border="0.05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le1.B2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le1.C2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le1.B3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le1.C3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le1.B4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le1.C4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16.325cm" fo:margin-left="0.635cm" table:align="left" style:writing-mode="lr-tb"/>
    </style:style>
    <style:style style:name="Table2.A" style:family="table-column">
      <style:table-column-properties style:column-width="14.63cm"/>
    </style:style>
    <style:style style:name="Table2.B" style:family="table-column">
      <style:table-column-properties style:column-width="1.69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191cm" fo:border="none" style:writing-mode="lr-tb"/>
    </style:style>
    <style:style style:name="Table2.B1" style:family="table-cell">
      <style:table-cell-properties style:vertical-align="top" fo:padding="0.191cm" fo:border="0.05pt solid #000000" style:writing-mode="lr-tb"/>
    </style:style>
    <style:style style:name="Table2.B4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P2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use-window-font-color="true" style:font-name="Arial" fo:font-size="12pt" fo:font-weight="bold" style:font-size-asian="12pt" style:font-weight-asian="bold" style:font-name-complex="Arial2" style:font-size-complex="12pt" style:font-weight-complex="bold"/>
    </style:style>
    <style:style style:name="P3" style:family="paragraph" style:parent-style-name="Normal_20__28_Web_29_">
      <style:paragraph-properties fo:margin-top="0cm" fo:margin-bottom="0cm" loext:contextual-spacing="false"/>
      <style:text-properties style:use-window-font-color="true" style:font-name="Arial" fo:font-size="12pt" style:font-size-asian="12pt" style:font-name-complex="Arial2" style:font-size-complex="12pt"/>
    </style:style>
    <style:style style:name="P4" style:family="paragraph" style:parent-style-name="Table">
      <style:paragraph-properties fo:margin-left="-0.049cm" fo:margin-right="-0.025cm" fo:text-indent="0cm" style:auto-text-indent="false"/>
      <style:text-properties style:use-window-font-color="true" style:font-name="Arial" fo:font-size="12pt" style:font-size-asian="12pt" style:font-name-complex="Arial2" style:font-size-complex="12pt"/>
    </style:style>
    <style:style style:name="P5" style:family="paragraph" style:parent-style-name="Table">
      <style:paragraph-properties fo:margin-left="0cm" fo:margin-right="-0.025cm" fo:text-indent="0cm" style:auto-text-indent="false"/>
      <style:text-properties style:use-window-font-color="true" style:font-name="Arial" fo:font-size="12pt" style:font-size-asian="12pt" style:font-size-complex="12pt"/>
    </style:style>
    <style:style style:name="P6" style:family="paragraph" style:parent-style-name="Table">
      <style:paragraph-properties fo:margin-left="0cm" fo:margin-right="-0.025cm" fo:text-indent="0cm" style:auto-text-indent="false" text:number-lines="false" text:line-number="0"/>
      <style:text-properties style:use-window-font-color="true" style:font-name="Arial" fo:font-size="12pt" style:font-size-asian="12pt" style:font-name-complex="Arial1" style:font-size-complex="12pt"/>
    </style:style>
    <style:style style:name="P7" style:family="paragraph" style:parent-style-name="Table">
      <style:text-properties style:use-window-font-color="true" style:font-name="DejaVu Sans Mono" fo:font-size="12pt" style:font-size-asian="12pt" style:font-name-complex="Arial2" style:font-size-complex="12pt"/>
    </style:style>
    <style:style style:name="P8" style:family="paragraph" style:parent-style-name="Standard" style:list-style-name="L1">
      <style:paragraph-properties fo:margin-top="0.847cm" fo:margin-bottom="0cm" loext:contextual-spacing="false" style:text-autospace="none">
        <style:tab-stops/>
      </style:paragraph-properties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margin-top="0cm" fo:margin-bottom="0cm" loext:contextual-spacing="false" fo:break-before="auto" fo:break-after="auto">
        <style:tab-stops>
          <style:tab-stop style:position="1.155cm"/>
          <style:tab-stop style:position="15.212cm"/>
        </style:tab-stops>
      </style:paragraph-properties>
      <style:text-properties style:use-window-font-color="true" style:font-name="Arial" fo:font-size="12pt" officeooo:paragraph-rsid="00206a5f" style:font-size-asian="12pt" style:font-name-complex="Arial2" style:font-size-complex="12pt" style:font-weight-complex="bold"/>
    </style:style>
    <style:style style:name="P10" style:family="paragraph" style:parent-style-name="Normal_20__28_Web_29_" style:master-page-name="Standard">
      <style:paragraph-properties fo:margin-top="0cm" fo:margin-bottom="0cm" loext:contextual-spacing="false" style:page-number="auto"/>
      <style:text-properties style:use-window-font-color="true" style:font-name="Arial" fo:font-size="12pt" style:font-size-asian="12pt" style:font-name-complex="Arial2" style:font-size-complex="12pt"/>
    </style:style>
    <style:style style:name="P11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style:font-size-asian="12pt" style:font-name-complex="Arial2" style:font-size-complex="12pt"/>
    </style:style>
    <style:style style:name="P12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P13" style:family="paragraph" style:parent-style-name="Normal_20__28_Web_29_" style:list-style-name="L1">
      <style:text-properties style:use-window-font-color="true" style:font-name="Arial" fo:font-size="12pt" style:font-size-asian="12pt" style:font-name-complex="Arial1" style:font-size-complex="12pt"/>
    </style:style>
    <style:style style:name="P14" style:family="paragraph" style:parent-style-name="Table" style:list-style-name="L1">
      <style:text-properties style:use-window-font-color="true" style:font-name="Arial" fo:font-size="12pt" style:font-size-asian="12pt" style:font-name-complex="Arial2" style:font-size-complex="12pt"/>
    </style:style>
    <style:style style:name="P15" style:family="paragraph" style:parent-style-name="Table" style:list-style-name="L1">
      <style:text-properties style:use-window-font-color="true" fo:font-size="12pt" style:font-size-asian="12pt" style:font-size-complex="12pt"/>
    </style:style>
    <style:style style:name="P16" style:family="paragraph" style:parent-style-name="Table" style:list-style-name="L1">
      <style:paragraph-properties fo:margin-left="-0.049cm" fo:margin-right="-0.025cm" fo:text-indent="0cm" style:auto-text-indent="false"/>
      <style:text-properties style:use-window-font-color="true" style:font-name="Arial" fo:font-size="12pt" style:font-size-asian="12pt" style:font-size-complex="12pt"/>
    </style:style>
    <style:style style:name="P17" style:family="paragraph" style:parent-style-name="Table" style:list-style-name="L1">
      <style:paragraph-properties fo:margin-left="-0.049cm" fo:margin-right="-0.025cm" fo:text-indent="0cm" style:auto-text-indent="false"/>
      <style:text-properties style:use-window-font-color="true" style:font-name="DejaVu Sans Mono" fo:font-size="12pt" style:font-size-asian="12pt" style:font-name-complex="Arial2" style:font-size-complex="12pt"/>
    </style:style>
    <style:style style:name="P18" style:family="paragraph" style:parent-style-name="Table" style:list-style-name="L1">
      <style:paragraph-properties fo:margin-left="0cm" fo:margin-right="-0.025cm" fo:text-indent="0cm" style:auto-text-indent="false"/>
      <style:text-properties style:use-window-font-color="true" style:font-name="Arial" fo:font-size="12pt" style:font-size-asian="12pt" style:font-size-complex="12pt"/>
    </style:style>
    <style:style style:name="P19" style:family="paragraph" style:parent-style-name="Table" style:list-style-name="L1">
      <style:paragraph-properties fo:margin-left="0cm" fo:margin-right="-0.025cm" fo:text-indent="0cm" style:auto-text-indent="false"/>
      <style:text-properties style:use-window-font-color="true" style:font-name="DejaVu Sans Mono" fo:font-size="12pt" style:font-size-asian="12pt" style:font-name-complex="Arial2" style:font-size-complex="12pt"/>
    </style:style>
    <style:style style:name="T1" style:family="text">
      <style:text-properties style:font-name="Arial" style:font-name-complex="Arial2" style:font-weight-complex="bold"/>
    </style:style>
    <style:style style:name="T2" style:family="text">
      <style:text-properties style:font-weight-complex="bold"/>
    </style:style>
    <style:style style:name="T3" style:family="text">
      <style:text-properties style:font-name="Courier 10 Pitch" style:font-name-complex="Arial2" style:font-weight-complex="bold"/>
    </style:style>
    <style:style style:name="T4" style:family="text">
      <style:text-properties style:font-name="Courier 10 Pitch" style:text-underline-style="solid" style:text-underline-width="auto" style:text-underline-color="font-color" style:font-name-complex="Arial2" style:font-weight-complex="bold"/>
    </style:style>
    <style:style style:name="T5" style:family="text">
      <style:text-properties officeooo:rsid="001a1aef"/>
    </style:style>
    <style:style style:name="T6" style:family="text">
      <style:text-properties officeooo:rsid="001ab803"/>
    </style:style>
    <style:style style:name="T7" style:family="text">
      <style:text-properties style:font-name="Arial1" fo:font-style="normal" fo:font-weight="normal" style:font-style-asian="normal" style:font-weight-asian="normal" style:font-style-complex="normal"/>
    </style:style>
    <style:style style:name="T8" style:family="text">
      <style:text-properties style:font-name="Arial1" fo:font-style="normal" fo:font-weight="normal" officeooo:rsid="001ca728" style:font-style-asian="normal" style:font-weight-asian="normal" style:font-style-complex="normal"/>
    </style:style>
    <style:style style:name="T9" style:family="text">
      <style:text-properties style:font-name="Arial1" fo:font-style="normal" fo:font-weight="normal" officeooo:rsid="001dc1f2" style:font-style-asian="normal" style:font-weight-asian="normal" style:font-style-complex="normal"/>
    </style:style>
    <style:style style:name="T10" style:family="text">
      <style:text-properties style:font-name="Arial1" fo:font-style="normal" fo:font-weight="bold" officeooo:rsid="00624dd3" style:font-style-asian="normal" style:font-weight-asian="bold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Knowledge Check 7</text:p>
      <text:p text:style-name="P3"/>
      <text:p text:style-name="P3"/>
      <text:list xml:id="list2704818274698873344" text:style-name="L1">
        <text:list-item>
          <text:p text:style-name="P11">What does JDBC <text:s/>abbreviation mean?</text:p>
          <text:p text:style-name="P11"/>
          <text:list>
            <text:list-item>
              <text:p text:style-name="P11">Java DataBase Creator</text:p>
            </text:list-item>
            <text:list-item>
              <text:p text:style-name="P11">Java DataBase Constructor</text:p>
            </text:list-item>
            <text:list-item>
              <text:p text:style-name="P11">Java DataBase Call</text:p>
            </text:list-item>
            <text:list-item>
              <text:p text:style-name="P12">Java DataBase Connectivity </text:p>
              <text:p text:style-name="P12"/>
            </text:list-item>
          </text:list>
        </text:list-item>
        <text:list-item>
          <text:p text:style-name="P12">What does ODBC abbreviation mean?</text:p>
          <text:p text:style-name="P12"/>
          <text:list>
            <text:list-item>
              <text:p text:style-name="P12">Operative DataBase Connectivity </text:p>
            </text:list-item>
            <text:list-item>
              <text:p text:style-name="P12">Open DataBase Connectivity</text:p>
            </text:list-item>
            <text:list-item>
              <text:p text:style-name="P12">Open DataBase Constructor</text:p>
            </text:list-item>
            <text:list-item>
              <text:p text:style-name="P12">Open Driver Connectivity</text:p>
              <text:p text:style-name="P12"/>
            </text:list-item>
          </text:list>
        </text:list-item>
        <text:list-item>
          <text:p text:style-name="P12">Which of the following statement is correct</text:p>
          <text:list>
            <text:list-item>
              <text:p text:style-name="P12">CREATE NEW DATABASE animals;</text:p>
            </text:list-item>
            <text:list-item>
              <text:p text:style-name="P12">CREATE DATA BASE animals;</text:p>
            </text:list-item>
            <text:list-item>
              <text:p text:style-name="P12">CREATE DATABASE animals;</text:p>
            </text:list-item>
            <text:list-item>
              <text:p text:style-name="P12">DATABASE animals = NEW DATABASE;</text:p>
              <text:p text:style-name="P12"/>
            </text:list-item>
          </text:list>
        </text:list-item>
        <text:list-item>
          <text:p text:style-name="P12">Which of the following statement is correct</text:p>
          <text:p text:style-name="P12"/>
          <text:list>
            <text:list-item>
              <text:p text:style-name="P12">CREATE TABLE student (id INT, name CHAR(25), surname CHAR(25));</text:p>
            </text:list-item>
            <text:list-item>
              <text:p text:style-name="P12">CREATE NEW TABLE student (id INT, name CHAR(25), surname CHAR(25));</text:p>
            </text:list-item>
            <text:list-item>
              <text:p text:style-name="P12">CREATE TABLE student (INT id, CHAR(25) name, CHAR(25) surname );</text:p>
            </text:list-item>
            <text:list-item>
              <text:p text:style-name="P12">TABLE student <text:s/>= NEW TABLE (id INT, name CHAR(25), surname CHAR(25));</text:p>
              <text:p text:style-name="P12"/>
            </text:list-item>
          </text:list>
        </text:list-item>
        <text:list-item>
          <text:p text:style-name="P12">Which of the following statement is correct</text:p>
          <text:p text:style-name="P12"/>
          <text:list>
            <text:list-item>
              <text:p text:style-name="P12">INSERT INTO student (id, name , surname) THIS.VAL (1,"BILL","CLINTON");</text:p>
            </text:list-item>
            <text:list-item>
              <text:p text:style-name="P12">INSERT IN student (id, name , surname) VALUES (1,"BILL","CLINTON");</text:p>
            </text:list-item>
            <text:list-item>
              <text:p text:style-name="P12">INSERT INTO student (id, name , surname) VALUES (1,"BILL","CLINTON");</text:p>
            </text:list-item>
            <text:list-item>
              <text:p text:style-name="P12">INSERT INTO student (id = 1, name = BILL , surname = CLINTON);</text:p>
              <text:p text:style-name="P12"/>
            </text:list-item>
          </text:list>
        </text:list-item>
        <text:list-item>
          <text:p text:style-name="P12">Which of the following statement is correct</text:p>
          <text:p text:style-name="P12"/>
          <text:list>
            <text:list-item>
              <text:p text:style-name="P12">SHOW * FROM student;</text:p>
            </text:list-item>
            <text:list-item>
              <text:p text:style-name="P11">SELECT TABLE student;</text:p>
            </text:list-item>
            <text:list-item>
              <text:p text:style-name="P11">SELECT * FROM student;</text:p>
            </text:list-item>
            <text:list-item>
              <text:p text:style-name="P11">SELECT ALL FROM student;</text:p>
              <text:p text:style-name="P11"/>
            </text:list-item>
          </text:list>
        </text:list-item>
        <text:list-item>
          <text:p text:style-name="P12">Which of the following statement is correct</text:p>
          <text:p text:style-name="P12"/>
          <text:list>
            <text:list-item>
              <text:p text:style-name="P11"><text:span text:style-name="Source_20_Text"><text:span text:style-name="T2">DROP student;</text:span></text:span></text:p>
            </text:list-item>
            <text:list-item>
              <text:p text:style-name="P11"><text:span text:style-name="Source_20_Text"><text:span text:style-name="T2">DROP</text:span></text:span><text:span text:style-name="T2"> </text:span><text:span text:style-name="Source_20_Text"><text:span text:style-name="T2">TABLE</text:span></text:span><text:span text:style-name="T2"> </text:span><text:span text:style-name="Source_20_Text"><text:span text:style-name="T2">student;</text:span></text:span></text:p>
            </text:list-item>
            <text:list-item>
              <text:p text:style-name="P11"><text:soft-page-break/><text:span text:style-name="Source_20_Text"><text:span text:style-name="T2">DROP * student;</text:span></text:span></text:p>
            </text:list-item>
            <text:list-item>
              <text:p text:style-name="P11"><text:span text:style-name="Source_20_Text"><text:span text:style-name="T2">DROP * FROM student;</text:span></text:span></text:p>
              <text:p text:style-name="P11"><text:span text:style-name="Source_20_Text"><text:span text:style-name="T2"/></text:span></text:p>
            </text:list-item>
          </text:list>
        </text:list-item>
        <text:list-item>
          <text:p text:style-name="P11"><text:span text:style-name="Source_20_Text"><text:span text:style-name="T1">Which of the following statement is correct</text:span></text:span></text:p>
          <text:p text:style-name="P11"><text:span text:style-name="Source_20_Text"><text:span text:style-name="T1"/></text:span></text:p>
          <text:list>
            <text:list-item>
              <text:p text:style-name="P11"><text:span text:style-name="Source_20_Text"><text:span text:style-name="T1">DELETE <text:s/>student WHERE id='15';</text:span></text:span></text:p>
            </text:list-item>
            <text:list-item>
              <text:p text:style-name="P11"><text:span text:style-name="Source_20_Text"><text:span text:style-name="T1">DELETE FROM student ( id='15)';</text:span></text:span></text:p>
            </text:list-item>
            <text:list-item>
              <text:p text:style-name="P11"><text:span text:style-name="Source_20_Text"><text:span text:style-name="T1">DELETE FROM TABLE student WHERE id='15';</text:span></text:span></text:p>
            </text:list-item>
            <text:list-item>
              <text:p text:style-name="P11"><text:span text:style-name="Source_20_Text"><text:span text:style-name="T1">DELETE FROM student WHERE id='15';</text:span></text:span></text:p>
              <text:p text:style-name="P11"><text:span text:style-name="Source_20_Text"><text:span text:style-name="T1"/></text:span></text:p>
            </text:list-item>
          </text:list>
        </text:list-item>
        <text:list-item>
          <text:p text:style-name="P11"><text:span text:style-name="Source_20_Text"><text:span text:style-name="T1"><text:s/></text:span></text:span></text:p>
          <text:p text:style-name="P11"><text:span text:style-name="Source_20_Text"><text:span text:style-name="T3">Connection con = DriverManager.getConnection(url); </text:span></text:span></text:p>
          <text:p text:style-name="P11"><text:span text:style-name="Source_20_Text"><text:span text:style-name="T3">java.sql.PreparedStatement pstmt = </text:span></text:span></text:p>
          <text:p text:style-name="P11"><text:span text:style-name="Source_20_Text"><text:span text:style-name="T3"><text:s text:c="2"/>con.prepareStatement </text:span></text:span></text:p>
          <text:p text:style-name="P11"><text:span text:style-name="Source_20_Text"><text:span text:style-name="T3"><text:s text:c="4"/>("UPDATE table3 SET m = </text:span></text:span><text:span text:style-name="Source_20_Text"><text:span text:style-name="T4"><text:s text:c="2"/>1 <text:s/></text:span></text:span><text:span text:style-name="Source_20_Text"><text:span text:style-name="T3"><text:s/>WHERE x = </text:span></text:span><text:span text:style-name="Source_20_Text"><text:span text:style-name="T4"><text:s text:c="2"/>1 <text:s/></text:span></text:span><text:span text:style-name="Source_20_Text"><text:span text:style-name="T3">"); </text:span></text:span></text:p>
          <text:p text:style-name="P11"><text:span text:style-name="Source_20_Text"><text:span text:style-name="T3">pstmt.setString(1, "Hi"); </text:span></text:span></text:p>
          <text:p text:style-name="P8">Which of the following should be placed on #1?</text:p>
          <text:list>
            <text:list-item>
              <text:p text:style-name="P8">?</text:p>
            </text:list-item>
            <text:list-item>
              <text:p text:style-name="P12">!</text:p>
            </text:list-item>
            <text:list-item>
              <text:p text:style-name="P12">this</text:p>
            </text:list-item>
            <text:list-item>
              <text:p text:style-name="P12">pstmt.get;</text:p>
            </text:list-item>
          </text:list>
          <text:p text:style-name="P12"/>
        </text:list-item>
        <text:list-item>
          <text:p text:style-name="P13"><text:s/>Match the method in the list on the left with the correct SQL typet from the list on the right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list xml:id="list130211799811224" text:continue-numbering="true" text:style-name="L1">
              <text:list-header>
                <text:h text:style-name="P16" text:outline-level="1"/>
              </text:list-header>
            </text:list>
          </table:table-cell>
          <table:table-cell table:style-name="Table1.B1" office:value-type="string">
            <text:h text:style-name="P6" text:outline-level="1">setBinaryStream()</text:h>
          </table:table-cell>
          <table:table-cell table:style-name="Table1.C1" office:value-type="string">
            <text:h text:style-name="P5" text:outline-level="1">A. LONGVARBINARY</text:h>
          </table:table-cell>
        </table:table-row>
        <table:table-row table:style-name="Table1.2">
          <table:table-cell table:style-name="Table1.A3" office:value-type="string">
            <text:h text:style-name="P5" text:outline-level="1"/>
          </table:table-cell>
          <table:table-cell table:style-name="Table1.B3" office:value-type="string">
            <text:h text:style-name="P5" text:outline-level="1">setBoolean()</text:h>
          </table:table-cell>
          <table:table-cell table:style-name="Table1.C3" office:value-type="string">
            <text:h text:style-name="P5" text:outline-level="1">B.TINYINT</text:h>
          </table:table-cell>
        </table:table-row>
        <table:table-row table:style-name="Table1.3">
          <table:table-cell table:style-name="Table1.A3" office:value-type="string">
            <text:list xml:id="list130213361790110" text:continue-numbering="true" text:style-name="L1">
              <text:list-header>
                <text:h text:style-name="P18" text:outline-level="1"/>
              </text:list-header>
            </text:list>
          </table:table-cell>
          <table:table-cell table:style-name="Table1.B3" office:value-type="string">
            <text:h text:style-name="P5" text:outline-level="1">setByte()</text:h>
          </table:table-cell>
          <table:table-cell table:style-name="Table1.C3" office:value-type="string">
            <text:h text:style-name="P5" text:outline-level="1">C.VARCHA<text:span text:style-name="T5">R</text:span></text:h>
          </table:table-cell>
        </table:table-row>
        <table:table-row table:style-name="Table1.4">
          <table:table-cell table:style-name="Table1.A4" office:value-type="string">
            <text:h text:style-name="P5" text:outline-level="1"/>
          </table:table-cell>
          <table:table-cell table:style-name="Table1.B4" office:value-type="string">
            <text:h text:style-name="P5" text:outline-level="1">setString()</text:h>
          </table:table-cell>
          <table:table-cell table:style-name="Table1.C4" office:value-type="string">
            <text:h text:style-name="P5" text:outline-level="1">D. BIT</text:h>
          </table:table-cell>
        </table:table-row>
      </table:table>
      <text:p text:style-name="P1"/>
      <text:list xml:id="list130211498825108" text:continue-numbering="true" text:style-name="L1">
        <text:list-item>
          <text:p text:style-name="P12">What does HTML <text:s/>abbreviation mean?</text:p>
          <text:list>
            <text:list-item>
              <text:p text:style-name="P12">Hyper Text Multiply Language</text:p>
            </text:list-item>
            <text:list-item>
              <text:p text:style-name="P12">Hyper Text Math Library</text:p>
            </text:list-item>
            <text:list-item>
              <text:p text:style-name="P12">Hyper-Text Markup Language</text:p>
            </text:list-item>
            <text:list-item>
              <text:p text:style-name="P12">High Tech Math Library</text:p>
              <text:p text:style-name="P12"/>
            </text:list-item>
          </text:list>
        </text:list-item>
        <text:list-item>
          <text:p text:style-name="P12"><text:s/>What does XML <text:s/>abbreviation mean?</text:p>
          <text:list>
            <text:list-item>
              <text:p text:style-name="P12">Extensible Markup Language</text:p>
            </text:list-item>
            <text:list-item>
              <text:p text:style-name="P12">XOR Modeled Language</text:p>
            </text:list-item>
            <text:list-item>
              <text:p text:style-name="P12">X Math Library</text:p>
            </text:list-item>
            <text:list-item>
              <text:p text:style-name="P12">EX Math Language</text:p>
              <text:p text:style-name="P12"><text:soft-page-break/></text:p>
            </text:list-item>
          </text:list>
        </text:list-item>
        <text:list-item>
          <text:p text:style-name="P12"><text:s/>What does SGML <text:s/>abbreviation mean?</text:p>
          <text:p text:style-name="P12"/>
          <text:list>
            <text:list-item>
              <text:p text:style-name="P12">Standard Generalize<text:span text:style-name="T6">d</text:span> Markup Language</text:p>
            </text:list-item>
            <text:list-item>
              <text:p text:style-name="P12">Standard Generalizes Markup Library</text:p>
            </text:list-item>
            <text:list-item>
              <text:p text:style-name="P12">Standard Game Markup Language</text:p>
            </text:list-item>
            <text:list-item>
              <text:p text:style-name="P12">Standard Generalizes Math Library</text:p>
              <text:p text:style-name="P12"/>
            </text:list-item>
          </text:list>
        </text:list-item>
        <text:list-item>
          <text:p text:style-name="P12"><text:s/>What does SAX abbreviation mean?</text:p>
          <text:list>
            <text:list-item>
              <text:p text:style-name="P12">Simple API for XML</text:p>
            </text:list-item>
            <text:list-item>
              <text:p text:style-name="P12">Simple Argument for XML</text:p>
            </text:list-item>
            <text:list-item>
              <text:p text:style-name="P12">Short Annotation for XML</text:p>
            </text:list-item>
            <text:list-item>
              <text:p text:style-name="P12">Short API for XML</text:p>
              <text:p text:style-name="P12"/>
            </text:list-item>
          </text:list>
        </text:list-item>
        <text:list-item>
          <text:p text:style-name="P12"><text:s/>What does DOM abbreviation mean?</text:p>
          <text:p text:style-name="P12"/>
          <text:list>
            <text:list-item>
              <text:p text:style-name="P12">Domain Of Modems</text:p>
            </text:list-item>
            <text:list-item>
              <text:p text:style-name="P12">Drop Or Made</text:p>
            </text:list-item>
            <text:list-item>
              <text:p text:style-name="P12">Document Of Markup</text:p>
            </text:list-item>
            <text:list-item>
              <text:p text:style-name="P12">Document Object Model</text:p>
              <text:p text:style-name="P12"/>
            </text:list-item>
          </text:list>
        </text:list-item>
      </text:list>
      <text:p text:style-name="P1"/>
      <text:list xml:id="list130212523468640" text:continue-numbering="true" text:style-name="L1">
        <text:list-header>
          <text:p text:style-name="P12"/>
        </text:list-header>
      </text:list>
      <text:p text:style-name="P9"><text:tab/><text:span text:style-name="T7">Which of the following </text:span><text:span text:style-name="T8">XML</text:span><text:span text:style-name="T7"> are </text:span><text:span text:style-name="T8">well formed/</text:span><text:span text:style-name="T9">syntactically correct</text:span><text:span text:style-name="T8">:</text:span><text:span text:style-name="T7"><text:tab/></text:span><text:span text:style-name="T10">true/false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130212419114864" text:continue-numbering="true" text:style-name="L1">
              <text:list-item>
                <text:h text:style-name="P14" text:outline-level="1"><text:s text:c="2"/></text:h>
              </text:list-item>
            </text:list>
            <text:h text:style-name="P7" text:outline-level="1">&lt;persons&gt; </text:h>
            <text:h text:style-name="P7" text:outline-level="1"><text:s text:c="4"/>&lt;person id="person_1"&gt; </text:h>
            <text:h text:style-name="P7" text:outline-level="1"><text:s text:c="8"/>&lt;name&gt;David&lt;/name&gt; </text:h>
            <text:h text:style-name="P7" text:outline-level="1"><text:s text:c="8"/>&lt;surname&gt;Gilmour&lt;/surname&gt; </text:h>
            <text:h text:style-name="P7" text:outline-level="1"><text:s text:c="4"/>&lt;/person&gt; </text:h>
            <text:h text:style-name="P7" text:outline-level="1"><text:s text:c="4"/>&lt;person id="person_2"&gt; </text:h>
            <text:h text:style-name="P7" text:outline-level="1"><text:s text:c="8"/>&lt;name&gt;Richard&lt;/name&gt; </text:h>
            <text:h text:style-name="P7" text:outline-level="1"><text:s text:c="8"/>&lt;surname&gt;Wright&lt;/surname&gt; </text:h>
            <text:h text:style-name="P7" text:outline-level="1"><text:s text:c="4"/>&lt;/person&gt; </text:h>
            <text:h text:style-name="P7" text:outline-level="1"><text:s text:c="4"/>&lt;person id="person_3"&gt; </text:h>
            <text:h text:style-name="P7" text:outline-level="1"><text:s text:c="8"/>&lt;name&gt;Nick&lt;/name&gt; </text:h>
            <text:h text:style-name="P7" text:outline-level="1"><text:s text:c="8"/>&lt;surname&gt;Mason&lt;/surname&gt; </text:h>
            <text:h text:style-name="P7" text:outline-level="1"><text:s text:c="4"/>&lt;/person&gt; </text:h>
            <text:h text:style-name="P7" text:outline-level="1">&lt;/persons&gt;</text:h>
          </table:table-cell>
          <table:table-cell table:style-name="Table2.B1" office:value-type="string">
            <text:list xml:id="list130212077440236" text:continue-numbering="true" text:style-name="L1">
              <text:list-header>
                <text:h text:style-name="P15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30213116905590" text:continue-numbering="true" text:style-name="L1">
              <text:list-item>
                <text:h text:style-name="P14" text:outline-level="1"><text:s/></text:h>
              </text:list-item>
            </text:list>
            <text:h text:style-name="P7" text:outline-level="1">&lt;persons&gt; </text:h>
            <text:h text:style-name="P7" text:outline-level="1"><text:s text:c="4"/>&lt;person id="person_1"&gt; </text:h>
            <text:h text:style-name="P7" text:outline-level="1"><text:s text:c="8"/>&lt;name&gt;David&lt;/name&gt; </text:h>
            <text:h text:style-name="P7" text:outline-level="1"><text:s text:c="8"/>&lt;surname&gt;Gilmour&lt;/surname&gt; </text:h>
            <text:h text:style-name="P7" text:outline-level="1"><text:s text:c="8"/>&lt;person id="person_2"&gt; </text:h>
            <text:h text:style-name="P7" text:outline-level="1"><text:s text:c="8"/>&lt;name&gt;Richard&lt;/name&gt; </text:h>
            <text:h text:style-name="P7" text:outline-level="1"><text:s text:c="8"/>&lt;surname&gt;Wright&lt;/surname&gt; </text:h>
            <text:h text:style-name="P7" text:outline-level="1"><text:soft-page-break/><text:s text:c="7"/>&lt;person id="person_3"&gt; </text:h>
            <text:h text:style-name="P7" text:outline-level="1"><text:s text:c="8"/>&lt;name&gt;Nick&lt;/name&gt; </text:h>
            <text:h text:style-name="P7" text:outline-level="1"><text:s text:c="8"/>&lt;surname&gt;Mason&lt;/surname&gt; </text:h>
            <text:h text:style-name="P7" text:outline-level="1"><text:s text:c="4"/>&lt;/person&gt; </text:h>
            <text:list xml:id="list130212683140886" text:continue-numbering="true" text:style-name="L1">
              <text:list-header>
                <text:h text:style-name="P17" text:outline-level="1">&lt;/persons&gt;</text:h>
              </text:list-header>
            </text:list>
          </table:table-cell>
          <table:table-cell table:style-name="Table2.B1" office:value-type="string">
            <text:list xml:id="list130212270586131" text:continue-numbering="true" text:style-name="L1">
              <text:list-header>
                <text:h text:style-name="P14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30212858000744" text:continue-numbering="true" text:style-name="L1">
              <text:list-item>
                <text:h text:style-name="P14" text:outline-level="1"><text:s/></text:h>
              </text:list-item>
            </text:list>
            <text:h text:style-name="P7" text:outline-level="1">&lt;person&gt; </text:h>
            <text:h text:style-name="P7" text:outline-level="1"><text:s text:c="8"/>&lt;name&gt;David&lt;/name&gt; </text:h>
            <text:h text:style-name="P7" text:outline-level="1"><text:s text:c="8"/>&lt;surname&gt;Gilmour&lt;/surname&gt; </text:h>
            <text:h text:style-name="P7" text:outline-level="1"><text:s/>&lt;/person&gt;</text:h>
          </table:table-cell>
          <table:table-cell table:style-name="Table2.B1" office:value-type="string">
            <text:list xml:id="list130212432345036" text:continue-numbering="true" text:style-name="L1">
              <text:list-header>
                <text:h text:style-name="P14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30212996507204" text:continue-numbering="true" text:style-name="L1">
              <text:list-item>
                <text:h text:style-name="P14" text:outline-level="1"><text:s/></text:h>
              </text:list-item>
            </text:list>
            <text:h text:style-name="P7" text:outline-level="1">&lt;person&gt; </text:h>
            <text:h text:style-name="P7" text:outline-level="1"><text:s text:c="8"/>&lt;name&gt;David&lt;/name&gt; </text:h>
            <text:h text:style-name="P7" text:outline-level="1"><text:s text:c="8"/>&lt;surname/&gt; </text:h>
            <text:list xml:id="list130212476557749" text:continue-numbering="true" text:style-name="L1">
              <text:list-header>
                <text:h text:style-name="P19" text:outline-level="1">&lt;/person&gt;</text:h>
              </text:list-header>
            </text:list>
          </table:table-cell>
          <table:table-cell table:style-name="Table2.B4" office:value-type="string">
            <text:list xml:id="list130212264501229" text:continue-numbering="true" text:style-name="L1">
              <text:list-header>
                <text:h text:style-name="P14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30213138725624" text:continue-numbering="true" text:style-name="L1">
              <text:list-item>
                <text:h text:style-name="P14" text:outline-level="1"/>
                <text:h text:style-name="P19" text:outline-level="1">&lt;name&gt;David&lt;/name&gt; </text:h>
                <text:h text:style-name="P17" text:outline-level="1">&lt;name&gt;Josef&lt;/name&gt; </text:h>
              </text:list-item>
            </text:list>
            <text:h text:style-name="P4" text:outline-level="1"/>
          </table:table-cell>
          <table:table-cell table:style-name="Table2.B4" office:value-type="string">
            <text:list xml:id="list130211814320018" text:continue-numbering="true" text:style-name="L1">
              <text:list-header>
                <text:h text:style-name="P14" text:outline-level="1"/>
              </text:list-header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1" style:list-style-name="" style:class="extra" style:master-page-name="">
      <style:paragraph-properties fo:margin-left="-0.025cm" fo:margin-right="-0.025cm" fo:margin-top="0cm" fo:margin-bottom="0cm" loext:contextual-spacing="false" fo:text-indent="-0.025cm" style:auto-text-indent="false" style:page-number="auto" style:shadow="none" style:vertical-align="middle">
        <style:tab-stops/>
      </style:paragraph-properties>
      <style:text-properties fo:font-style="normal"/>
    </style:style>
    <style:style style:name="Noklus_3f_tais" style:display-name="Noklus?tais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ar_20_bultu" style:display-name="Objekts ar bultu" style:family="paragraph" style:parent-style-name="Noklus_3f_tais"/>
    <style:style style:name="Objekts_20_ar_20__3f_nu" style:display-name="Objekts ar ?nu" style:family="paragraph" style:parent-style-name="Noklus_3f_tais"/>
    <style:style style:name="Objekts_20_bez_20_aizpild_3f_juma" style:display-name="Objekts bez aizpild?juma" style:family="paragraph" style:parent-style-name="Noklus_3f_tais"/>
    <style:style style:name="Text" style:family="paragraph" style:parent-style-name="Caption" style:class="extra"/>
    <style:style style:name="Pamatteksts_20_abpusl_3f_dzin_3f_ts" style:display-name="Pamatteksts abpusl?dzin?ts" style:family="paragraph" style:parent-style-name="Noklus_3f_tais">
      <style:paragraph-properties fo:text-align="start" style:justify-single-word="false"/>
    </style:style>
    <style:style style:name="Pirm_3f__20_rinda_20_ar_20_atk_3f_pi" style:display-name="Pirm? rinda ar atk?pi" style:family="paragraph" style:parent-style-name="Noklus_3f_tais">
      <style:paragraph-properties fo:margin-left="0cm" fo:margin-right="0cm" fo:text-indent="0.6cm" style:auto-text-indent="false"/>
    </style:style>
    <style:style style:name="Virsraksts1" style:family="paragraph" style:parent-style-name="Noklus_3f_tais">
      <style:paragraph-properties fo:text-align="center" style:justify-single-word="false"/>
    </style:style>
    <style:style style:name="Virsraksts2" style:family="paragraph" style:parent-style-name="Noklus_3f_tais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Virsraksts" style:family="paragraph" style:parent-style-name="Noklus_3f_tais">
      <style:paragraph-properties fo:margin-top="0.42cm" fo:margin-bottom="0.21cm" loext:contextual-spacing="false"/>
    </style:style>
    <style:style style:name="WW-Virsraksts1" style:family="paragraph" style:parent-style-name="Noklus_3f_tais">
      <style:paragraph-properties fo:margin-top="0.42cm" fo:margin-bottom="0.21cm" loext:contextual-spacing="false"/>
    </style:style>
    <style:style style:name="WW-Virsraksts2" style:family="paragraph" style:parent-style-name="Noklus_3f_tais">
      <style:paragraph-properties fo:margin-top="0.42cm" fo:margin-bottom="0.21cm" loext:contextual-spacing="false"/>
    </style:style>
    <style:style style:name="M_3f_rl_3f_nija" style:display-name="M?rl?nija" style:family="paragraph" style:parent-style-name="Noklus_3f_tais"/>
    <style:style style:name="Default_7e_LT_7e_Gliederung_20_1" style:display-name="Default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Virsraksts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Apakšvirsraksts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Fona_20_objekti" style:display-name="Fona objekti" style:family="paragraph">
      <style:paragraph-properties style:text-autospace="none"/>
      <style:text-properties style:letter-kerning="true"/>
    </style:style>
    <style:style style:name="Fons" style:family="paragraph">
      <style:paragraph-properties style:text-autospace="none"/>
      <style:text-properties style:letter-kerning="true"/>
    </style:style>
    <style:style style:name="Piez_3f_mes" style:display-name="Piez?m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1" style:display-name="Strukt?ra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rukt_3f_ra_20_2" style:display-name="Strukt?ra 2" style:family="paragraph" style:parent-style-name="Strukt_3f_ra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Strukt_3f_ra_20_3" style:display-name="Strukt?ra 3" style:family="paragraph" style:parent-style-name="Strukt_3f_ra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Strukt_3f_ra_20_4" style:display-name="Strukt?ra 4" style:family="paragraph" style:parent-style-name="Strukt_3f_ra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Strukt_3f_ra_20_5" style:display-name="Strukt?ra 5" style:family="paragraph" style:parent-style-name="Strukt_3f_ra_20_4">
      <style:paragraph-properties fo:margin-top="0cm" fo:margin-bottom="0.101cm" loext:contextual-spacing="false"/>
    </style:style>
    <style:style style:name="Strukt_3f_ra_20_6" style:display-name="Strukt?ra 6" style:family="paragraph" style:parent-style-name="Strukt_3f_ra_20_5"/>
    <style:style style:name="Strukt_3f_ra_20_7" style:display-name="Strukt?ra 7" style:family="paragraph" style:parent-style-name="Strukt_3f_ra_20_6"/>
    <style:style style:name="Strukt_3f_ra_20_8" style:display-name="Strukt?ra 8" style:family="paragraph" style:parent-style-name="Strukt_3f_ra_20_7"/>
    <style:style style:name="Strukt_3f_ra_20_9" style:display-name="Strukt?ra 9" style:family="paragraph" style:parent-style-name="Strukt_3f_ra_20_8"/>
    <style:style style:name="WW-Virsraksts123" style:family="paragraph" style:parent-style-name="Noklus_3f_tais">
      <style:paragraph-properties fo:margin-top="0.42cm" fo:margin-bottom="0.21cm" loext:contextual-spacing="false"/>
    </style:style>
    <style:style style:name="WW-Virsraksts11" style:family="paragraph" style:parent-style-name="Noklus_3f_tais">
      <style:paragraph-properties fo:margin-top="0.42cm" fo:margin-bottom="0.21cm" loext:contextual-spacing="false"/>
    </style:style>
    <style:style style:name="WW-Virsraksts21" style:family="paragraph" style:parent-style-name="Noklus_3f_tais">
      <style:paragraph-properties fo:margin-top="0.42cm" fo:margin-bottom="0.21cm" loext:contextual-spacing="false"/>
    </style:style>
    <style:style style:name="WW-Virsraksts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Mono" style:font-family-asian="'WenQuanYi Zen Hei Mono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WW8Num3z0" style:family="text">
      <style:text-properties fo:font-style="normal" fo:font-weight="normal" style:font-style-asian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3-08-26T16:14:06</meta:creation-date>
    <dc:date>2016-10-26T13:02:11.364905900</dc:date>
    <meta:editing-duration>PT53M14S</meta:editing-duration>
    <meta:editing-cycles>20</meta:editing-cycles>
    <meta:generator>LibreOffice/5.2.2.2$Linux_X86_64 LibreOffice_project/20m0$Build-2</meta:generator>
    <dc:creator>Valdis Vītoliņš</dc:creator>
    <meta:document-statistic meta:table-count="2" meta:image-count="0" meta:object-count="0" meta:page-count="4" meta:paragraph-count="128" meta:word-count="510" meta:character-count="3593" meta:non-whitespace-character-count="3035"/>
  </office:meta>
</office:document-meta>
</file>